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bb5" officeooo:paragraph-rsid="00007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stererkennung Übungsblatt 5, Moritz Walter, Manar Zaboub</text:p>
      <text:p text:style-name="Standard"/>
      <text:p text:style-name="Standard">Aufgabe 1)</text:p>
      <text:p text:style-name="Standard"/>
      <text:p text:style-name="Standard">Richtig: 1012</text:p>
      <text:p text:style-name="Standard">Falsch: 370</text:p>
      <text:p text:style-name="Standard">Fehlerquote: 26.772793053545584 %</text:p>
      <text:p text:style-name="Standard"/>
      <text:p text:style-name="Standard"/>
      <text:p text:style-name="Standard">Aufgabe 2)</text:p>
      <text:p text:style-name="Standard"/>
      <text:p text:style-name="Standard">a)<text:tab/>k = 10 cross validation:</text:p>
      <text:p text:style-name="Standard"/>
      <text:p text:style-name="Standard"><text:tab/>Durchschnittsfehler bei 10 cross Validation: 29.767441860465116 %</text:p>
      <text:p text:style-name="Standard"/>
      <text:p text:style-name="Standard">b)<text:tab/>k = N cross validation (Jacknife)</text:p>
      <text:p text:style-name="Standard"/>
      <text:p text:style-name="Standard"><text:tab/>Durchschnittsfehler bei 1728 cross Validation: 29.976851851851855 %</text:p>
      <text:p text:style-name="Standard"/>
      <text:p text:style-name="P1">c)<text:tab/>Bootstrap</text:p>
      <text:p text:style-name="P1"/>
      <text:p text:style-name="P1"><text:tab/>Mittlerer Fehler: 46.12109826589551 %</text:p>
      <text:p text:style-name="P1"><text:tab/>Max Fehler: 96.24277456647398 %</text:p>
      <text:p text:style-name="P1"><text:tab/>Min Fehler: 30.057803468208093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Walter</meta:initial-creator>
    <meta:creation-date>2019-07-23T18:40:08.49</meta:creation-date>
    <dc:date>2019-08-07T13:13:39.883709070</dc:date>
    <meta:editing-duration>PT1H5M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9" meta:character-count="447" meta:non-whitespace-character-count="397"/>
  </office:meta>
</office:document-meta>
</file>